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2e67" officeooo:paragraph-rsid="00132e67" style:font-weight-asian="bold" style:font-weight-complex="bold"/>
    </style:style>
    <style:style style:name="P2" style:family="paragraph" style:parent-style-name="Standard">
      <style:text-properties fo:font-weight="bold" officeooo:rsid="00148af1" officeooo:paragraph-rsid="00148af1" style:font-weight-asian="bold" style:font-weight-complex="bold"/>
    </style:style>
    <style:style style:name="P3" style:family="paragraph" style:parent-style-name="Standard">
      <style:text-properties fo:font-weight="normal" officeooo:rsid="00132e67" officeooo:paragraph-rsid="00132e67" style:font-weight-asian="normal" style:font-weight-complex="normal"/>
    </style:style>
    <style:style style:name="P4" style:family="paragraph" style:parent-style-name="Standard">
      <style:text-properties fo:font-weight="normal" officeooo:rsid="00148af1" officeooo:paragraph-rsid="00148af1" style:font-weight-asian="normal" style:font-weight-complex="normal"/>
    </style:style>
    <style:style style:name="P5" style:family="paragraph" style:parent-style-name="Standard" style:list-style-name="L2">
      <style:text-properties fo:color="#0066cc" fo:font-weight="normal" officeooo:rsid="00132e67" officeooo:paragraph-rsid="00132e67" style:font-weight-asian="normal" style:font-weight-complex="normal"/>
    </style:style>
    <style:style style:name="P6" style:family="paragraph" style:parent-style-name="Standard" style:list-style-name="L4">
      <style:text-properties fo:color="#996600" fo:font-weight="normal" officeooo:rsid="00132e67" officeooo:paragraph-rsid="00132e67" style:font-weight-asian="normal" style:font-weight-complex="normal"/>
    </style:style>
    <style:style style:name="P7" style:family="paragraph" style:parent-style-name="Standard">
      <style:text-properties fo:color="#000000" fo:font-weight="normal" officeooo:rsid="00132e67" officeooo:paragraph-rsid="00132e67" style:font-weight-asian="normal" style:font-weight-complex="normal"/>
    </style:style>
    <style:style style:name="P8" style:family="paragraph" style:parent-style-name="Standard">
      <style:text-properties fo:color="#000000" fo:font-weight="bold" officeooo:rsid="00148af1" officeooo:paragraph-rsid="00148af1" style:font-weight-asian="bold" style:font-weight-complex="bold"/>
    </style:style>
    <style:style style:name="P9" style:family="paragraph" style:parent-style-name="Standard">
      <style:text-properties fo:color="#ff0000" fo:font-weight="bold" officeooo:rsid="00132e67" officeooo:paragraph-rsid="00132e67" style:font-weight-asian="bold" style:font-weight-complex="bold"/>
    </style:style>
    <style:style style:name="P10" style:family="paragraph" style:parent-style-name="Standard">
      <style:text-properties fo:color="#ff0000" fo:font-weight="bold" officeooo:rsid="00148af1" officeooo:paragraph-rsid="00148af1" style:font-weight-asian="bold" style:font-weight-complex="bold"/>
    </style:style>
    <style:style style:name="P11" style:family="paragraph" style:parent-style-name="Standard">
      <style:text-properties fo:color="#ff0000" fo:font-weight="normal" officeooo:rsid="00148af1" officeooo:paragraph-rsid="0016407b" style:font-weight-asian="normal" style:font-weight-complex="normal"/>
    </style:style>
    <style:style style:name="P12" style:family="paragraph" style:parent-style-name="Standard">
      <style:text-properties fo:color="#0000cc" fo:font-weight="normal" officeooo:rsid="00132e67" officeooo:paragraph-rsid="00132e67" style:font-weight-asian="normal" style:font-weight-complex="normal"/>
    </style:style>
    <style:style style:name="P13" style:family="paragraph" style:parent-style-name="Standard">
      <style:text-properties fo:color="#0000ff" fo:font-weight="bold" officeooo:rsid="0016407b" officeooo:paragraph-rsid="0016407b" style:font-weight-asian="bold" style:font-weight-complex="bold"/>
    </style:style>
    <style:style style:name="P14" style:family="paragraph" style:parent-style-name="Standard">
      <style:text-properties fo:color="#0000ff" style:text-position="0% 100%" fo:font-weight="bold" officeooo:rsid="0016407b" officeooo:paragraph-rsid="0016407b" style:font-weight-asian="bold" style:font-weight-complex="bold"/>
    </style:style>
    <style:style style:name="T1" style:family="text">
      <style:text-properties fo:color="#0066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148af1" style:font-weight-asian="normal" style:font-weight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148af1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style:text-position="super 58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position="super 58%" fo:font-style="normal" fo:font-weight="normal" officeooo:rsid="00148af1" style:font-style-asian="normal" style:font-weight-asian="normal" style:font-style-complex="normal" style:font-weight-complex="normal"/>
    </style:style>
    <style:style style:name="T11" style:family="text">
      <style:text-properties fo:color="#000000" style:text-position="0% 100%" fo:font-style="normal" fo:font-weight="normal" officeooo:rsid="00148af1" style:font-style-asian="normal" style:font-weight-asian="normal" style:font-style-complex="normal" style:font-weight-complex="normal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style:text-position="super 58%" fo:font-weight="bold" style:font-weight-asian="bold" style:font-weight-complex="bold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fo:color="#0000c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0000ff"/>
    </style:style>
    <style:style style:name="T23" style:family="text">
      <style:text-properties fo:color="#0000ff" fo:font-style="normal" style:font-style-asian="normal" style:font-style-complex="normal"/>
    </style:style>
    <style:style style:name="T24" style:family="text">
      <style:text-properties fo:color="#0000ff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5L1 Notes</text:p>
      <text:p text:style-name="P3"/>
      <text:p text:style-name="P3">Objectives:</text:p>
      <text:list xml:id="list6210143547417728917" text:style-name="L2">
        <text:list-item>
          <text:p text:style-name="P5">Identify the charges of monatomic ions by using the periodic table, and name the ions</text:p>
        </text:list-item>
        <text:list-item>
          <text:p text:style-name="P5">Define the polyatomic ion and write the names and formulas of the most common polyatomic <text:tab/>ions.</text:p>
        </text:list-item>
        <text:list-item>
          <text:p text:style-name="P5">Identify the two common endings for the names of most polyatomic ions</text:p>
        </text:list-item>
      </text:list>
      <text:p text:style-name="P3"/>
      <text:p text:style-name="P3">Key Concepts:</text:p>
      <text:list xml:id="list163622728650540206" text:style-name="L4">
        <text:list-item>
          <text:p text:style-name="P6">How are the charges of Group A metal and nonmetal ions related to their positions in the periodic table?</text:p>
        </text:list-item>
        <text:list-item>
          <text:p text:style-name="P6">How are the charges of some transition metal ions determined?</text:p>
        </text:list-item>
        <text:list-item>
          <text:p text:style-name="P6">What are the two endings of the names of most polyatomic ions?</text:p>
        </text:list-item>
      </text:list>
      <text:p text:style-name="P3"/>
      <text:p text:style-name="P3"/>
      <text:p text:style-name="P3">Vocabulary / Important:</text:p>
      <text:p text:style-name="P3"/>
      <text:p text:style-name="P3"><text:span text:style-name="T2">Monatomic ions</text:span></text:p>
      <text:p text:style-name="P3"><text:span text:style-name="T2"/></text:p>
      <text:p text:style-name="P3"><text:span text:style-name="T2"><text:tab/></text:span><text:span text:style-name="T24">Monatomic ions consist of a single atom with a positive or negative charge resulting from <text:tab/>the loss or gain of one or more valence electrons, respectively.</text:span></text:p>
      <text:p text:style-name="P7"><text:span text:style-name="T2">..</text:span></text:p>
      <text:p text:style-name="P7"><text:span text:style-name="T2"/></text:p>
      <text:p text:style-name="P8">Cations</text:p>
      <text:p text:style-name="P8"/>
      <text:p text:style-name="P12"><text:span text:style-name="T2"><text:tab/>All of the Group 1A <text:s/>ions have a 1+ charge (Li</text:span><text:span text:style-name="T15">+</text:span><text:span text:style-name="T17">, Na</text:span><text:span text:style-name="T15">+</text:span><text:span text:style-name="T17">, K</text:span><text:span text:style-name="T15">+</text:span><text:span text:style-name="T17">, Pb</text:span><text:span text:style-name="T15">+</text:span><text:span text:style-name="T17">, Cs</text:span><text:span text:style-name="T15">+</text:span><text:span text:style-name="T17">)</text:span><text:span text:style-name="T16"> </text:span></text:p>
      <text:p text:style-name="P3"><text:span text:style-name="T2"><text:tab/><text:tab/></text:span></text:p>
      <text:p text:style-name="P9"><text:span text:style-name="T18"><text:tab/>When the metals in Groups 1A, 2A, and 3A lose electrons, they form cations with positive <text:tab/>charges equal to their group number.</text:span> <text:span text:style-name="T5">( 1A; 1+, 2A: 2+, 3A; 3+)</text:span></text:p>
      <text:p text:style-name="P10"><text:span text:style-name="T3"/></text:p>
      <text:p text:style-name="P11"><text:span text:style-name="T3"><text:tab/></text:span><text:span text:style-name="T24">The names of cations of the Group 1A, Group 2A, Group 3A metals are the same as the <text:tab/>name of the metal, followed by the word ion or cation. </text:span></text:p>
      <text:p text:style-name="P11"><text:span text:style-name="T24"><text:tab/></text:span><text:span text:style-name="T3">(“Aluminum” + “ion”, ”Aluminum ion”)</text:span></text:p>
      <text:p text:style-name="P10"><text:span text:style-name="T3">..</text:span></text:p>
      <text:p text:style-name="P10"><text:span text:style-name="T3"/></text:p>
      <text:p text:style-name="P10"><text:span text:style-name="T3">Anions</text:span></text:p>
      <text:p text:style-name="P10"><text:span text:style-name="T3"/></text:p>
      <text:p text:style-name="P10"><text:span text:style-name="T18"><text:tab/>The charge of any ion of a Group A nonmetal is determined by subtracting 8 from the <text:tab/>group number.</text:span> <text:span text:style-name="T4"><text:s/>The elements in Group 7A form anions with a 1- charge (7 – 8 = -1)</text:span></text:p>
      <text:p text:style-name="P3"><text:span text:style-name="T2"><text:tab/></text:span></text:p>
      <text:p text:style-name="P4"><text:tab/>Anion names start with the stem of the element name and end in <text:span text:style-name="T19">-ide</text:span><text:span text:style-name="T20">. (Fluorine &gt; Fluoride)</text:span></text:p>
      <text:p text:style-name="P4"><text:span text:style-name="T20"/></text:p>
      <text:p text:style-name="P4"><text:span text:style-name="T21">..</text:span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oft-page-break/><text:span text:style-name="T21"/></text:p>
      <text:p text:style-name="P4"><text:span text:style-name="T21">Ions of Transition Metals</text:span><text:span text:style-name="T20"> <text:s/></text:span></text:p>
      <text:p text:style-name="P2"><text:span text:style-name="T20"><text:tab/></text:span></text:p>
      <text:p text:style-name="P13"><text:span text:style-name="T20"><text:tab/>Many of the transition metals (Groups 1B-8B) form more than one cation with different <text:tab/>ionic charges. </text:span><text:span text:style-name="T7">The transition metal iron forms two common cations, Fe</text:span><text:span text:style-name="T10">+2</text:span><text:span text:style-name="T11"> and Fe</text:span><text:span text:style-name="T10">+3.</text:span></text:p>
      <text:p text:style-name="P2"><text:span text:style-name="T20"/></text:p>
      <text:p text:style-name="P2"><text:span text:style-name="T20"><text:tab/></text:span><text:span text:style-name="T23">The charges of the cations of many transition metal ions must be determined from the <text:tab/>number of electrons lost.</text:span></text:p>
      <text:p text:style-name="P2"><text:span text:style-name="T9"/></text:p>
      <text:p text:style-name="P14"><text:span text:style-name="T20"><text:tab/>The Stock system is used to name common ions. </text:span><text:span text:style-name="T6">(Fe</text:span><text:span text:style-name="T9">+2</text:span><text:span text:style-name="T6"> &gt;&gt; iron(II) &gt;&gt; iron two ion)</text:span></text:p>
      <text:p text:style-name="P14"><text:span text:style-name="T8">..</text:span></text:p>
      <text:p text:style-name="P14"><text:span text:style-name="T8"/></text:p>
      <text:p text:style-name="P14"><text:span text:style-name="T8">Polyatomic Ions</text:span></text:p>
      <text:p text:style-name="P14"><text:span text:style-name="T8"/></text:p>
      <text:p text:style-name="P14"><text:span text:style-name="T8"/></text:p>
      <text:p text:style-name="P14"><text:span text:style-name="T20"><text:tab/>Polyatomic ions are molecules that consist of more than one atom and carry an ionic <text:tab/>charge.</text:span></text:p>
      <text:p text:style-name="P14"><text:span text:style-name="T20"/></text:p>
      <text:p text:style-name="P14"><text:span text:style-name="T20"><text:tab/>The names of most polyatomic anions end in </text:span><text:span text:style-name="T13">-ite </text:span><text:span text:style-name="T20">or </text:span><text:span text:style-name="T13">-ate.</text:span></text:p>
      <text:p text:style-name="P14"><text:span text:style-name="T8"/></text:p>
      <text:p text:style-name="P14"><text:span text:style-name="T8">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1:46:28.416636104</meta:creation-date>
    <dc:date>2015-12-23T12:34:49.257218482</dc:date>
    <meta:editing-duration>PT1M27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2" meta:paragraph-count="35" meta:word-count="357" meta:character-count="1948" meta:non-whitespace-character-count="1598"/>
  </office:meta>
</office:document-meta>
</file>